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6:47.449502980</dc:date>
    <meta:editing-duration>PT35M40S</meta:editing-duration>
    <meta:editing-cycles>14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635cm" svg:y="0.119cm" svg:width="7.496cm" svg:height="5.274cm">
          <chartooo:coordinate-region svg:x="1.839cm" svg:y="0.279cm" svg:width="6.159cm" svg:height="4.599cm"/>
          <chart:axis chart:dimension="x" chart:name="primary-x" chart:style-name="ch3" chartooo:axis-type="auto">
            <chartooo:date-scale/>
            <chart:title svg:x="4.517cm" svg:y="5.469cm" chart:style-name="ch4">
              <text:p>n</text:p>
            </chart:title>
            <chart:categories table:cell-range-address="local-table.$A$2:.$A$13"/>
          </chart:axis>
          <chart:axis chart:dimension="y" chart:name="primary-y" chart:style-name="ch5">
            <chart:title svg:x="0cm" svg:y="4.011cm" chart:style-name="ch6">
              <text:p>nqueens n 32 (ms)</text:p>
            </chart:title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series chart:style-name="ch12" chart:values-cell-range-address="local-table.$G$2:.$G$13" chart:label-cell-address="local-table.$G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serial</text:p>
              </table:table-cell>
              <table:table-cell office:value-type="string">
                <text:p>nqueens_omp_none</text:p>
              </table:table-cell>
              <table:table-cell office:value-type="string">
                <text:p>nqueens_omp_compact</text:p>
              </table:table-cell>
              <table:table-cell office:value-type="string">
                <text:p>nqueens_omp_scatter</text:p>
              </table:table-cell>
              <table:table-cell office:value-type="string">
                <text:p>nqueens_omp_balanced</text:p>
              </table:table-cell>
              <table:table-cell office:value-type="string">
                <text:p>nqueens_omp_cilk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02181">
                <text:p>0.002181</text:p>
              </table:table-cell>
              <table:table-cell office:value-type="float" office:value="105.19597">
                <text:p>105.19597</text:p>
              </table:table-cell>
              <table:table-cell office:value-type="float" office:value="49.056689">
                <text:p>49.056689</text:p>
              </table:table-cell>
              <table:table-cell office:value-type="float" office:value="50.129747">
                <text:p>50.129747</text:p>
              </table:table-cell>
              <table:table-cell office:value-type="float" office:value="49.126682">
                <text:p>49.126682</text:p>
              </table:table-cell>
              <table:table-cell office:value-type="float" office:value="35.825218">
                <text:p>35.8252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4452">
                <text:p>0.004452</text:p>
              </table:table-cell>
              <table:table-cell office:value-type="float" office:value="93.835327">
                <text:p>93.835327</text:p>
              </table:table-cell>
              <table:table-cell office:value-type="float" office:value="51.181121">
                <text:p>51.181121</text:p>
              </table:table-cell>
              <table:table-cell office:value-type="float" office:value="51.175989">
                <text:p>51.175989</text:p>
              </table:table-cell>
              <table:table-cell office:value-type="float" office:value="53.241205">
                <text:p>53.241205</text:p>
              </table:table-cell>
              <table:table-cell office:value-type="float" office:value="36.470939">
                <text:p>36.4709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7205">
                <text:p>0.007205</text:p>
              </table:table-cell>
              <table:table-cell office:value-type="float" office:value="127.562739">
                <text:p>127.562739</text:p>
              </table:table-cell>
              <table:table-cell office:value-type="float" office:value="54.44238">
                <text:p>54.44238</text:p>
              </table:table-cell>
              <table:table-cell office:value-type="float" office:value="52.481288">
                <text:p>52.481288</text:p>
              </table:table-cell>
              <table:table-cell office:value-type="float" office:value="53.636272">
                <text:p>53.636272</text:p>
              </table:table-cell>
              <table:table-cell office:value-type="float" office:value="38.713736">
                <text:p>38.7137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2365">
                <text:p>0.012365</text:p>
              </table:table-cell>
              <table:table-cell office:value-type="float" office:value="83.14151">
                <text:p>83.14151</text:p>
              </table:table-cell>
              <table:table-cell office:value-type="float" office:value="66.194499">
                <text:p>66.194499</text:p>
              </table:table-cell>
              <table:table-cell office:value-type="float" office:value="69.347207">
                <text:p>69.347207</text:p>
              </table:table-cell>
              <table:table-cell office:value-type="float" office:value="59.767957">
                <text:p>59.767957</text:p>
              </table:table-cell>
              <table:table-cell office:value-type="float" office:value="37.200126">
                <text:p>37.2001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6297">
                <text:p>0.066297</text:p>
              </table:table-cell>
              <table:table-cell office:value-type="float" office:value="115.553229">
                <text:p>115.553229</text:p>
              </table:table-cell>
              <table:table-cell office:value-type="float" office:value="66.317933">
                <text:p>66.317933</text:p>
              </table:table-cell>
              <table:table-cell office:value-type="float" office:value="61.538764">
                <text:p>61.538764</text:p>
              </table:table-cell>
              <table:table-cell office:value-type="float" office:value="61.970784">
                <text:p>61.970784</text:p>
              </table:table-cell>
              <table:table-cell office:value-type="float" office:value="36.730127">
                <text:p>36.7301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2458">
                <text:p>0.122458</text:p>
              </table:table-cell>
              <table:table-cell office:value-type="float" office:value="132.75545">
                <text:p>132.75545</text:p>
              </table:table-cell>
              <table:table-cell office:value-type="float" office:value="61.566479">
                <text:p>61.566479</text:p>
              </table:table-cell>
              <table:table-cell office:value-type="float" office:value="61.939284">
                <text:p>61.939284</text:p>
              </table:table-cell>
              <table:table-cell office:value-type="float" office:value="56.293766">
                <text:p>56.293766</text:p>
              </table:table-cell>
              <table:table-cell office:value-type="float" office:value="38.374551">
                <text:p>38.3745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88207">
                <text:p>0.488207</text:p>
              </table:table-cell>
              <table:table-cell office:value-type="float" office:value="138.339444">
                <text:p>138.339444</text:p>
              </table:table-cell>
              <table:table-cell office:value-type="float" office:value="63.968317">
                <text:p>63.968317</text:p>
              </table:table-cell>
              <table:table-cell office:value-type="float" office:value="58.609187">
                <text:p>58.609187</text:p>
              </table:table-cell>
              <table:table-cell office:value-type="float" office:value="59.178884">
                <text:p>59.178884</text:p>
              </table:table-cell>
              <table:table-cell office:value-type="float" office:value="42.017724">
                <text:p>42.0177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129772">
                <text:p>2.129772</text:p>
              </table:table-cell>
              <table:table-cell office:value-type="float" office:value="130.503158">
                <text:p>130.503158</text:p>
              </table:table-cell>
              <table:table-cell office:value-type="float" office:value="67.940799">
                <text:p>67.940799</text:p>
              </table:table-cell>
              <table:table-cell office:value-type="float" office:value="64.410217">
                <text:p>64.410217</text:p>
              </table:table-cell>
              <table:table-cell office:value-type="float" office:value="61.178212">
                <text:p>61.178212</text:p>
              </table:table-cell>
              <table:table-cell office:value-type="float" office:value="59.905312">
                <text:p>59.905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08203">
                <text:p>7.508203</text:p>
              </table:table-cell>
              <table:table-cell office:value-type="float" office:value="122.169926">
                <text:p>122.169926</text:p>
              </table:table-cell>
              <table:table-cell office:value-type="float" office:value="88.973976">
                <text:p>88.973976</text:p>
              </table:table-cell>
              <table:table-cell office:value-type="float" office:value="80.457903">
                <text:p>80.457903</text:p>
              </table:table-cell>
              <table:table-cell office:value-type="float" office:value="73.50112">
                <text:p>73.50112</text:p>
              </table:table-cell>
              <table:table-cell office:value-type="float" office:value="71.029931">
                <text:p>71.0299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.100124">
                <text:p>37.100124</text:p>
              </table:table-cell>
              <table:table-cell office:value-type="float" office:value="183.948632">
                <text:p>183.948632</text:p>
              </table:table-cell>
              <table:table-cell office:value-type="float" office:value="235.223676">
                <text:p>235.223676</text:p>
              </table:table-cell>
              <table:table-cell office:value-type="float" office:value="143.212407">
                <text:p>143.212407</text:p>
              </table:table-cell>
              <table:table-cell office:value-type="float" office:value="146.336309">
                <text:p>146.336309</text:p>
              </table:table-cell>
              <table:table-cell office:value-type="float" office:value="133.493748">
                <text:p>133.4937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8.140369">
                <text:p>198.140369</text:p>
              </table:table-cell>
              <table:table-cell office:value-type="float" office:value="1090.188047">
                <text:p>1090.188047</text:p>
              </table:table-cell>
              <table:table-cell office:value-type="float" office:value="2458.16884">
                <text:p>2458.16884</text:p>
              </table:table-cell>
              <table:table-cell office:value-type="float" office:value="936.988683">
                <text:p>936.988683</text:p>
              </table:table-cell>
              <table:table-cell office:value-type="float" office:value="954.580453">
                <text:p>954.580453</text:p>
              </table:table-cell>
              <table:table-cell office:value-type="float" office:value="400.708092">
                <text:p>400.7080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5886.875362">
                <text:p>5886.875362</text:p>
              </table:table-cell>
              <table:table-cell office:value-type="float" office:value="15461.216272">
                <text:p>15461.216272</text:p>
              </table:table-cell>
              <table:table-cell office:value-type="float" office:value="5717.790304">
                <text:p>5717.790304</text:p>
              </table:table-cell>
              <table:table-cell office:value-type="float" office:value="5773.908348">
                <text:p>5773.908348</text:p>
              </table:table-cell>
              <table:table-cell office:value-type="float" office:value="2083.159923">
                <text:p>2083.159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476cm" svg:y="0.118cm" svg:width="7.695cm" svg:height="5.274cm">
          <chartooo:coordinate-region svg:x="1.838cm" svg:y="0.278cm" svg:width="6.199cm" svg:height="4.599cm"/>
          <chart:axis chart:dimension="x" chart:name="primary-x" chart:style-name="ch3" chartooo:axis-type="auto">
            <chartooo:date-scale/>
            <chart:title svg:x="4.704cm" svg:y="5.439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cm" svg:y="3.97cm" chart:style-name="ch6">
              <text:p>nqueens 13 t (ms)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series chart:style-name="ch12" chart:values-cell-range-address="local-table.$B$7:.$AG$7" chart:label-cell-address="local-table.$A$7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queens_serial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6.160849">
                <text:p>1146.160849</text:p>
              </table:table-cell>
            </table:table-row>
            <table:table-row>
              <table:table-cell office:value-type="string">
                <text:p>nqueens_omp_none</text:p>
              </table:table-cell>
              <table:table-cell office:value-type="float" office:value="41717.58437">
                <text:p>41717.58437</text:p>
              </table:table-cell>
              <table:table-cell office:value-type="float" office:value="90486.499154">
                <text:p>90486.499154</text:p>
              </table:table-cell>
              <table:table-cell office:value-type="float" office:value="60137.80581">
                <text:p>60137.80581</text:p>
              </table:table-cell>
              <table:table-cell office:value-type="float" office:value="44662.652168">
                <text:p>44662.652168</text:p>
              </table:table-cell>
              <table:table-cell office:value-type="float" office:value="36123.504292">
                <text:p>36123.504292</text:p>
              </table:table-cell>
              <table:table-cell office:value-type="float" office:value="31651.602484">
                <text:p>31651.602484</text:p>
              </table:table-cell>
              <table:table-cell office:value-type="float" office:value="25796.621815">
                <text:p>25796.621815</text:p>
              </table:table-cell>
              <table:table-cell office:value-type="float" office:value="23164.185793">
                <text:p>23164.185793</text:p>
              </table:table-cell>
              <table:table-cell office:value-type="float" office:value="20370.721693">
                <text:p>20370.721693</text:p>
              </table:table-cell>
              <table:table-cell office:value-type="float" office:value="18682.172886">
                <text:p>18682.172886</text:p>
              </table:table-cell>
              <table:table-cell office:value-type="float" office:value="17375.481102">
                <text:p>17375.481102</text:p>
              </table:table-cell>
              <table:table-cell office:value-type="float" office:value="15496.081538">
                <text:p>15496.081538</text:p>
              </table:table-cell>
              <table:table-cell office:value-type="float" office:value="14059.130128">
                <text:p>14059.130128</text:p>
              </table:table-cell>
              <table:table-cell office:value-type="float" office:value="13529.598137">
                <text:p>13529.598137</text:p>
              </table:table-cell>
              <table:table-cell office:value-type="float" office:value="12276.108293">
                <text:p>12276.108293</text:p>
              </table:table-cell>
              <table:table-cell office:value-type="float" office:value="11610.477731">
                <text:p>11610.477731</text:p>
              </table:table-cell>
              <table:table-cell office:value-type="float" office:value="11011.069253">
                <text:p>11011.069253</text:p>
              </table:table-cell>
              <table:table-cell office:value-type="float" office:value="10201.091766">
                <text:p>10201.091766</text:p>
              </table:table-cell>
              <table:table-cell office:value-type="float" office:value="9648.708573">
                <text:p>9648.708573</text:p>
              </table:table-cell>
              <table:table-cell office:value-type="float" office:value="9288.401045">
                <text:p>9288.401045</text:p>
              </table:table-cell>
              <table:table-cell office:value-type="float" office:value="9055.194148">
                <text:p>9055.194148</text:p>
              </table:table-cell>
              <table:table-cell office:value-type="float" office:value="8476.379708">
                <text:p>8476.379708</text:p>
              </table:table-cell>
              <table:table-cell office:value-type="float" office:value="8269.651534">
                <text:p>8269.651534</text:p>
              </table:table-cell>
              <table:table-cell office:value-type="float" office:value="7970.85108">
                <text:p>7970.85108</text:p>
              </table:table-cell>
              <table:table-cell office:value-type="float" office:value="7593.913405">
                <text:p>7593.913405</text:p>
              </table:table-cell>
              <table:table-cell office:value-type="float" office:value="7160.89579">
                <text:p>7160.89579</text:p>
              </table:table-cell>
              <table:table-cell office:value-type="float" office:value="7087.32224">
                <text:p>7087.32224</text:p>
              </table:table-cell>
              <table:table-cell office:value-type="float" office:value="6779.70675">
                <text:p>6779.70675</text:p>
              </table:table-cell>
              <table:table-cell office:value-type="float" office:value="6518.279256">
                <text:p>6518.279256</text:p>
              </table:table-cell>
              <table:table-cell office:value-type="float" office:value="6495.086428">
                <text:p>6495.086428</text:p>
              </table:table-cell>
              <table:table-cell office:value-type="float" office:value="6269.851825">
                <text:p>6269.851825</text:p>
              </table:table-cell>
              <table:table-cell office:value-type="float" office:value="5886.875362">
                <text:p>5886.875362</text:p>
              </table:table-cell>
            </table:table-row>
            <table:table-row>
              <table:table-cell office:value-type="string">
                <text:p>nqueens_omp_compact</text:p>
              </table:table-cell>
              <table:table-cell office:value-type="float" office:value="41309.159643">
                <text:p>41309.159643</text:p>
              </table:table-cell>
              <table:table-cell office:value-type="float" office:value="123894.583865">
                <text:p>123894.583865</text:p>
              </table:table-cell>
              <table:table-cell office:value-type="float" office:value="122541.077931">
                <text:p>122541.077931</text:p>
              </table:table-cell>
              <table:table-cell office:value-type="float" office:value="120027.842227">
                <text:p>120027.842227</text:p>
              </table:table-cell>
              <table:table-cell office:value-type="float" office:value="71190.446203">
                <text:p>71190.446203</text:p>
              </table:table-cell>
              <table:table-cell office:value-type="float" office:value="61924.427386">
                <text:p>61924.427386</text:p>
              </table:table-cell>
              <table:table-cell office:value-type="float" office:value="59485.586929">
                <text:p>59485.586929</text:p>
              </table:table-cell>
              <table:table-cell office:value-type="float" office:value="58653.340575">
                <text:p>58653.340575</text:p>
              </table:table-cell>
              <table:table-cell office:value-type="float" office:value="46800.591477">
                <text:p>46800.591477</text:p>
              </table:table-cell>
              <table:table-cell office:value-type="float" office:value="41152.991505">
                <text:p>41152.991505</text:p>
              </table:table-cell>
              <table:table-cell office:value-type="float" office:value="41644.379199">
                <text:p>41644.379199</text:p>
              </table:table-cell>
              <table:table-cell office:value-type="float" office:value="42554.391383">
                <text:p>42554.391383</text:p>
              </table:table-cell>
              <table:table-cell office:value-type="float" office:value="32519.288162">
                <text:p>32519.288162</text:p>
              </table:table-cell>
              <table:table-cell office:value-type="float" office:value="32130.591055">
                <text:p>32130.591055</text:p>
              </table:table-cell>
              <table:table-cell office:value-type="float" office:value="30458.272197">
                <text:p>30458.272197</text:p>
              </table:table-cell>
              <table:table-cell office:value-type="float" office:value="30487.45448">
                <text:p>30487.45448</text:p>
              </table:table-cell>
              <table:table-cell office:value-type="float" office:value="25726.654806">
                <text:p>25726.654806</text:p>
              </table:table-cell>
              <table:table-cell office:value-type="float" office:value="25881.150357">
                <text:p>25881.150357</text:p>
              </table:table-cell>
              <table:table-cell office:value-type="float" office:value="24500.897405">
                <text:p>24500.897405</text:p>
              </table:table-cell>
              <table:table-cell office:value-type="float" office:value="23682.871213">
                <text:p>23682.871213</text:p>
              </table:table-cell>
              <table:table-cell office:value-type="float" office:value="21072.538475">
                <text:p>21072.538475</text:p>
              </table:table-cell>
              <table:table-cell office:value-type="float" office:value="20917.230529">
                <text:p>20917.230529</text:p>
              </table:table-cell>
              <table:table-cell office:value-type="float" office:value="19898.439763">
                <text:p>19898.439763</text:p>
              </table:table-cell>
              <table:table-cell office:value-type="float" office:value="20477.216804">
                <text:p>20477.216804</text:p>
              </table:table-cell>
              <table:table-cell office:value-type="float" office:value="18438.973197">
                <text:p>18438.973197</text:p>
              </table:table-cell>
              <table:table-cell office:value-type="float" office:value="17545.916363">
                <text:p>17545.916363</text:p>
              </table:table-cell>
              <table:table-cell office:value-type="float" office:value="17051.030038">
                <text:p>17051.030038</text:p>
              </table:table-cell>
              <table:table-cell office:value-type="float" office:value="17908.784513">
                <text:p>17908.784513</text:p>
              </table:table-cell>
              <table:table-cell office:value-type="float" office:value="15604.92851">
                <text:p>15604.92851</text:p>
              </table:table-cell>
              <table:table-cell office:value-type="float" office:value="15171.534499">
                <text:p>15171.534499</text:p>
              </table:table-cell>
              <table:table-cell office:value-type="float" office:value="15098.466939">
                <text:p>15098.466939</text:p>
              </table:table-cell>
              <table:table-cell office:value-type="float" office:value="15461.216272">
                <text:p>15461.216272</text:p>
              </table:table-cell>
            </table:table-row>
            <table:table-row>
              <table:table-cell office:value-type="string">
                <text:p>nqueens_omp_scatter</text:p>
              </table:table-cell>
              <table:table-cell office:value-type="float" office:value="41310.758901">
                <text:p>41310.758901</text:p>
              </table:table-cell>
              <table:table-cell office:value-type="float" office:value="91175.222205">
                <text:p>91175.222205</text:p>
              </table:table-cell>
              <table:table-cell office:value-type="float" office:value="60241.776096">
                <text:p>60241.776096</text:p>
              </table:table-cell>
              <table:table-cell office:value-type="float" office:value="48830.477347">
                <text:p>48830.477347</text:p>
              </table:table-cell>
              <table:table-cell office:value-type="float" office:value="37236.225204">
                <text:p>37236.225204</text:p>
              </table:table-cell>
              <table:table-cell office:value-type="float" office:value="31530.717196">
                <text:p>31530.717196</text:p>
              </table:table-cell>
              <table:table-cell office:value-type="float" office:value="25920.693043">
                <text:p>25920.693043</text:p>
              </table:table-cell>
              <table:table-cell office:value-type="float" office:value="23332.341627">
                <text:p>23332.341627</text:p>
              </table:table-cell>
              <table:table-cell office:value-type="float" office:value="20504.580739">
                <text:p>20504.580739</text:p>
              </table:table-cell>
              <table:table-cell office:value-type="float" office:value="18347.10544">
                <text:p>18347.10544</text:p>
              </table:table-cell>
              <table:table-cell office:value-type="float" office:value="16538.488682">
                <text:p>16538.488682</text:p>
              </table:table-cell>
              <table:table-cell office:value-type="float" office:value="15140.20129">
                <text:p>15140.20129</text:p>
              </table:table-cell>
              <table:table-cell office:value-type="float" office:value="13964.092407">
                <text:p>13964.092407</text:p>
              </table:table-cell>
              <table:table-cell office:value-type="float" office:value="13442.433783">
                <text:p>13442.433783</text:p>
              </table:table-cell>
              <table:table-cell office:value-type="float" office:value="12289.296459">
                <text:p>12289.296459</text:p>
              </table:table-cell>
              <table:table-cell office:value-type="float" office:value="11592.538239">
                <text:p>11592.538239</text:p>
              </table:table-cell>
              <table:table-cell office:value-type="float" office:value="11590.948414">
                <text:p>11590.948414</text:p>
              </table:table-cell>
              <table:table-cell office:value-type="float" office:value="10218.263833">
                <text:p>10218.263833</text:p>
              </table:table-cell>
              <table:table-cell office:value-type="float" office:value="10083.757592">
                <text:p>10083.757592</text:p>
              </table:table-cell>
              <table:table-cell office:value-type="float" office:value="9384.511761">
                <text:p>9384.511761</text:p>
              </table:table-cell>
              <table:table-cell office:value-type="float" office:value="8887.681663">
                <text:p>8887.681663</text:p>
              </table:table-cell>
              <table:table-cell office:value-type="float" office:value="8383.341958">
                <text:p>8383.341958</text:p>
              </table:table-cell>
              <table:table-cell office:value-type="float" office:value="8043.140566">
                <text:p>8043.140566</text:p>
              </table:table-cell>
              <table:table-cell office:value-type="float" office:value="7541.383486">
                <text:p>7541.383486</text:p>
              </table:table-cell>
              <table:table-cell office:value-type="float" office:value="7505.501171">
                <text:p>7505.501171</text:p>
              </table:table-cell>
              <table:table-cell office:value-type="float" office:value="7105.36271">
                <text:p>7105.36271</text:p>
              </table:table-cell>
              <table:table-cell office:value-type="float" office:value="6921.211926">
                <text:p>6921.211926</text:p>
              </table:table-cell>
              <table:table-cell office:value-type="float" office:value="6735.960498">
                <text:p>6735.960498</text:p>
              </table:table-cell>
              <table:table-cell office:value-type="float" office:value="6606.586724">
                <text:p>6606.586724</text:p>
              </table:table-cell>
              <table:table-cell office:value-type="float" office:value="6123.813195">
                <text:p>6123.813195</text:p>
              </table:table-cell>
              <table:table-cell office:value-type="float" office:value="6054.586664">
                <text:p>6054.586664</text:p>
              </table:table-cell>
              <table:table-cell office:value-type="float" office:value="5717.790304">
                <text:p>5717.790304</text:p>
              </table:table-cell>
            </table:table-row>
            <table:table-row>
              <table:table-cell office:value-type="string">
                <text:p>nqueens_omp_balanced</text:p>
              </table:table-cell>
              <table:table-cell office:value-type="float" office:value="41339.431149">
                <text:p>41339.431149</text:p>
              </table:table-cell>
              <table:table-cell office:value-type="float" office:value="92359.312813">
                <text:p>92359.312813</text:p>
              </table:table-cell>
              <table:table-cell office:value-type="float" office:value="60924.716338">
                <text:p>60924.716338</text:p>
              </table:table-cell>
              <table:table-cell office:value-type="float" office:value="46366.524094">
                <text:p>46366.524094</text:p>
              </table:table-cell>
              <table:table-cell office:value-type="float" office:value="36809.093371">
                <text:p>36809.093371</text:p>
              </table:table-cell>
              <table:table-cell office:value-type="float" office:value="31016.62887">
                <text:p>31016.62887</text:p>
              </table:table-cell>
              <table:table-cell office:value-type="float" office:value="26285.209076">
                <text:p>26285.209076</text:p>
              </table:table-cell>
              <table:table-cell office:value-type="float" office:value="22967.329032">
                <text:p>22967.329032</text:p>
              </table:table-cell>
              <table:table-cell office:value-type="float" office:value="20550.244202">
                <text:p>20550.244202</text:p>
              </table:table-cell>
              <table:table-cell office:value-type="float" office:value="18080.447704">
                <text:p>18080.447704</text:p>
              </table:table-cell>
              <table:table-cell office:value-type="float" office:value="16392.4344">
                <text:p>16392.4344</text:p>
              </table:table-cell>
              <table:table-cell office:value-type="float" office:value="15429.714207">
                <text:p>15429.714207</text:p>
              </table:table-cell>
              <table:table-cell office:value-type="float" office:value="13986.017339">
                <text:p>13986.017339</text:p>
              </table:table-cell>
              <table:table-cell office:value-type="float" office:value="13095.598308">
                <text:p>13095.598308</text:p>
              </table:table-cell>
              <table:table-cell office:value-type="float" office:value="12087.502709">
                <text:p>12087.502709</text:p>
              </table:table-cell>
              <table:table-cell office:value-type="float" office:value="11592.77542">
                <text:p>11592.77542</text:p>
              </table:table-cell>
              <table:table-cell office:value-type="float" office:value="11346.133042">
                <text:p>11346.133042</text:p>
              </table:table-cell>
              <table:table-cell office:value-type="float" office:value="10038.321815">
                <text:p>10038.321815</text:p>
              </table:table-cell>
              <table:table-cell office:value-type="float" office:value="9703.909971">
                <text:p>9703.909971</text:p>
              </table:table-cell>
              <table:table-cell office:value-type="float" office:value="9409.467186">
                <text:p>9409.467186</text:p>
              </table:table-cell>
              <table:table-cell office:value-type="float" office:value="8892.196062">
                <text:p>8892.196062</text:p>
              </table:table-cell>
              <table:table-cell office:value-type="float" office:value="8348.817611">
                <text:p>8348.817611</text:p>
              </table:table-cell>
              <table:table-cell office:value-type="float" office:value="8186.649049">
                <text:p>8186.649049</text:p>
              </table:table-cell>
              <table:table-cell office:value-type="float" office:value="7444.230765">
                <text:p>7444.230765</text:p>
              </table:table-cell>
              <table:table-cell office:value-type="float" office:value="7221.015059">
                <text:p>7221.015059</text:p>
              </table:table-cell>
              <table:table-cell office:value-type="float" office:value="7177.33142">
                <text:p>7177.33142</text:p>
              </table:table-cell>
              <table:table-cell office:value-type="float" office:value="7008.190229">
                <text:p>7008.190229</text:p>
              </table:table-cell>
              <table:table-cell office:value-type="float" office:value="6723.902488">
                <text:p>6723.902488</text:p>
              </table:table-cell>
              <table:table-cell office:value-type="float" office:value="6403.034356">
                <text:p>6403.034356</text:p>
              </table:table-cell>
              <table:table-cell office:value-type="float" office:value="6314.671199">
                <text:p>6314.671199</text:p>
              </table:table-cell>
              <table:table-cell office:value-type="float" office:value="5887.910632">
                <text:p>5887.910632</text:p>
              </table:table-cell>
              <table:table-cell office:value-type="float" office:value="5773.908348">
                <text:p>5773.908348</text:p>
              </table:table-cell>
            </table:table-row>
            <table:table-row>
              <table:table-cell office:value-type="string">
                <text:p>nqueens_omp_cilk</text:p>
              </table:table-cell>
              <table:table-cell office:value-type="float" office:value="46845.519596">
                <text:p>46845.519596</text:p>
              </table:table-cell>
              <table:table-cell office:value-type="float" office:value="34326.625156">
                <text:p>34326.625156</text:p>
              </table:table-cell>
              <table:table-cell office:value-type="float" office:value="21123.183452">
                <text:p>21123.183452</text:p>
              </table:table-cell>
              <table:table-cell office:value-type="float" office:value="15946.201482">
                <text:p>15946.201482</text:p>
              </table:table-cell>
              <table:table-cell office:value-type="float" office:value="12808.209117">
                <text:p>12808.209117</text:p>
              </table:table-cell>
              <table:table-cell office:value-type="float" office:value="10645.952599">
                <text:p>10645.952599</text:p>
              </table:table-cell>
              <table:table-cell office:value-type="float" office:value="9212.890333">
                <text:p>9212.890333</text:p>
              </table:table-cell>
              <table:table-cell office:value-type="float" office:value="7981.764048">
                <text:p>7981.764048</text:p>
              </table:table-cell>
              <table:table-cell office:value-type="float" office:value="7132.526801">
                <text:p>7132.526801</text:p>
              </table:table-cell>
              <table:table-cell office:value-type="float" office:value="6422.373583">
                <text:p>6422.373583</text:p>
              </table:table-cell>
              <table:table-cell office:value-type="float" office:value="5875.963483">
                <text:p>5875.963483</text:p>
              </table:table-cell>
              <table:table-cell office:value-type="float" office:value="5447.208396">
                <text:p>5447.208396</text:p>
              </table:table-cell>
              <table:table-cell office:value-type="float" office:value="4999.080338">
                <text:p>4999.080338</text:p>
              </table:table-cell>
              <table:table-cell office:value-type="float" office:value="4645.168304">
                <text:p>4645.168304</text:p>
              </table:table-cell>
              <table:table-cell office:value-type="float" office:value="4376.477492">
                <text:p>4376.477492</text:p>
              </table:table-cell>
              <table:table-cell office:value-type="float" office:value="4079.968208">
                <text:p>4079.968208</text:p>
              </table:table-cell>
              <table:table-cell office:value-type="float" office:value="3827.322196">
                <text:p>3827.322196</text:p>
              </table:table-cell>
              <table:table-cell office:value-type="float" office:value="3577.008348">
                <text:p>3577.008348</text:p>
              </table:table-cell>
              <table:table-cell office:value-type="float" office:value="3429.881456">
                <text:p>3429.881456</text:p>
              </table:table-cell>
              <table:table-cell office:value-type="float" office:value="3242.618702">
                <text:p>3242.618702</text:p>
              </table:table-cell>
              <table:table-cell office:value-type="float" office:value="3129.201902">
                <text:p>3129.201902</text:p>
              </table:table-cell>
              <table:table-cell office:value-type="float" office:value="2986.045311">
                <text:p>2986.045311</text:p>
              </table:table-cell>
              <table:table-cell office:value-type="float" office:value="2851.137842">
                <text:p>2851.137842</text:p>
              </table:table-cell>
              <table:table-cell office:value-type="float" office:value="2726.618941">
                <text:p>2726.618941</text:p>
              </table:table-cell>
              <table:table-cell office:value-type="float" office:value="2624.575936">
                <text:p>2624.575936</text:p>
              </table:table-cell>
              <table:table-cell office:value-type="float" office:value="2534.513248">
                <text:p>2534.513248</text:p>
              </table:table-cell>
              <table:table-cell office:value-type="float" office:value="2446.116926">
                <text:p>2446.116926</text:p>
              </table:table-cell>
              <table:table-cell office:value-type="float" office:value="2348.489201">
                <text:p>2348.489201</text:p>
              </table:table-cell>
              <table:table-cell office:value-type="float" office:value="2273.390812">
                <text:p>2273.390812</text:p>
              </table:table-cell>
              <table:table-cell office:value-type="float" office:value="2193.996856">
                <text:p>2193.996856</text:p>
              </table:table-cell>
              <table:table-cell office:value-type="float" office:value="2156.117071">
                <text:p>2156.117071</text:p>
              </table:table-cell>
              <table:table-cell office:value-type="float" office:value="2083.159923">
                <text:p>2083.159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